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a335b3">1. orgバッファを評価</text:a></text:p>
          <text:p text:style-name="Contents_20_1"><text:a xlink:type="simple" xlink:href="#org366fdd7">2. ユーティリティ関数</text:a></text:p>
          <text:p text:style-name="Contents_20_2"><text:a xlink:type="simple" xlink:href="#org3104d13">2.1. サボっていると Kyoko さんに怒られる</text:a></text:p>
          <text:p text:style-name="Contents_20_2"><text:a xlink:type="simple" xlink:href="#orge475e0b">2.2. org-buffer を dokuwiki 形式に変換し，kill-ring に格納</text:a></text:p>
          <text:p text:style-name="Contents_20_2"><text:a xlink:type="simple" xlink:href="#orgc8a38e4">2.3. コンソールでカレントバッファのあるディレクトリに移動する</text:a></text:p>
          <text:p text:style-name="Contents_20_2"><text:a xlink:type="simple" xlink:href="#orgb18069a">2.4. ファイルに含まれるテーブルを使って定時にアラートを表示する</text:a></text:p>
          <text:p text:style-name="Contents_20_2"><text:a xlink:type="simple" xlink:href="#org9c4ca38">2.5. 頻繁に利用するファイルをring形式でたどる</text:a></text:p>
          <text:p text:style-name="Contents_20_2"><text:a xlink:type="simple" xlink:href="#org733488d">2.6. 引数のorgバッファを開く</text:a></text:p>
          <text:p text:style-name="Contents_20_2"><text:a xlink:type="simple" xlink:href="#org2c5961e">2.7. orgバッファにいつものヘッダを追加する</text:a></text:p>
          <text:p text:style-name="Contents_20_2"><text:a xlink:type="simple" xlink:href="#orgec5a89f">2.8. 議事録ひな形を書き入れる</text:a></text:p>
          <text:p text:style-name="Contents_20_2"><text:a xlink:type="simple" xlink:href="#org77fd5e1">2.9. ランダムの文字列を取得する</text:a></text:p>
          <text:p text:style-name="Contents_20_2"><text:a xlink:type="simple" xlink:href="#org6b6ee24">2.10. Auto-install をセットアップする</text:a></text:p>
          <text:p text:style-name="Contents_20_2"><text:a xlink:type="simple" xlink:href="#org4c1c1ac">2.11. 行頭に" - "を挿入する</text:a></text:p>
          <text:p text:style-name="Contents_20_2"><text:a xlink:type="simple" xlink:href="#org55b70d3">2.12. <text:span text:style-name="OrgTodo">TODO</text:span> " - "と" - [ ] "をサイクルさせる</text:a></text:p>
          <text:p text:style-name="Contents_20_2"><text:a xlink:type="simple" xlink:href="#org026dbaa">2.13. <text:span text:style-name="OrgTodo">TODO</text:span> リージョン内のブリッツを操作する</text:a></text:p>
          <text:p text:style-name="Contents_20_2"><text:a xlink:type="simple" xlink:href="#org0807305">2.14. 日付などを簡単に挿入する</text:a></text:p>
          <text:p text:style-name="Contents_20_3"><text:a xlink:type="simple" xlink:href="#org02c6de6">2.14.1. キーバインド</text:a></text:p>
          <text:p text:style-name="Contents_20_2"><text:a xlink:type="simple" xlink:href="#org5a0e2cc">2.15. XHTMLを利用したガントチャート生成</text:a></text:p>
          <text:p text:style-name="Contents_20_2"><text:a xlink:type="simple" xlink:href="#org254f0af">2.16. 定期実行関数</text:a></text:p>
          <text:p text:style-name="Contents_20_2"><text:a xlink:type="simple" xlink:href="#org19e1f2d">2.17. ブラウザの設定</text:a></text:p>
          <text:p text:style-name="Contents_20_2"><text:a xlink:type="simple" xlink:href="#org25fb7db">2.18. ミニバッファに日時を表示</text:a></text:p>
          <text:p text:style-name="Contents_20_2"><text:a xlink:type="simple" xlink:href="#orge3868c5">2.19. バックアップファイルの削除</text:a></text:p>
          <text:p text:style-name="Contents_20_2"><text:a xlink:type="simple" xlink:href="#org69b359b">2.20. 日中と夜中でテーマを切り替える</text:a></text:p>
          <text:p text:style-name="Contents_20_2"><text:a xlink:type="simple" xlink:href="#org8c1051d">2.21. chomp</text:a></text:p>
          <text:p text:style-name="Contents_20_2"><text:a xlink:type="simple" xlink:href="#orge9f8935">2.22. iTerm2.app を呼び出す関数</text:a></text:p>
          <text:p text:style-name="Contents_20_2"><text:a xlink:type="simple" xlink:href="#orgfaad39e">2.23. lingr にログインする</text:a></text:p>
          <text:p text:style-name="Contents_20_2"><text:a xlink:type="simple" xlink:href="#org35d8942">2.24. 特定のファイルを Dropbox 以下にバックアップする</text:a></text:p>
          <text:p text:style-name="Contents_20_2"><text:a xlink:type="simple" xlink:href="#org6d5923b">2.25. ゴミ箱を空にする <text:span text:style-name="OrgTags">[<text:span text:style-name="OrgTag">Mac</text:span>]</text:span></text:a></text:p>
          <text:p text:style-name="Contents_20_2"><text:a xlink:type="simple" xlink:href="#orga576687">2.26. その他</text:a></text:p>
          <text:p text:style-name="Contents_20_1"><text:a xlink:type="simple" xlink:href="#org41e952a">3. 未設定／テスト中</text:a></text:p>
          <text:p text:style-name="Contents_20_2"><text:a xlink:type="simple" xlink:href="#orga4b07f2">3.1. byte-compile の警告を抑制する</text:a></text:p>
          <text:p text:style-name="Contents_20_2"><text:a xlink:type="simple" xlink:href="#orgfb324b3">3.2. [window-resizer.el] 分割したウィンドウサイズを変更する</text:a></text:p>
          <text:p text:style-name="Contents_20_2"><text:a xlink:type="simple" xlink:href="#org2c37bad">3.3. [idle-requie]</text:a></text:p>
          <text:p text:style-name="Contents_20_2"><text:a xlink:type="simple" xlink:href="#org488ffa2">3.4. [pdf-preview]</text:a></text:p>
          <text:p text:style-name="Contents_20_2"><text:a xlink:type="simple" xlink:href="#orgb2eef0a">3.5. [EasyPG]</text:a></text:p>
          <text:p text:style-name="Contents_20_2"><text:a xlink:type="simple" xlink:href="#org57c6f16">3.6. [eblook]</text:a></text:p>
          <text:p text:style-name="Contents_20_2"><text:a xlink:type="simple" xlink:href="#org11d82bb">3.7. [iBuffer]</text:a></text:p>
          <text:p text:style-name="Contents_20_2"><text:a xlink:type="simple" xlink:href="#org8626e66">3.8. UUID をファイル名にして所定のディレクトリにコピー／移動</text:a></text:p>
          <text:p text:style-name="Contents_20_2"><text:a xlink:type="simple" xlink:href="#org07d5041">3.9. キーバインド</text:a></text:p>
          <text:p text:style-name="Contents_20_1"><text:a xlink:type="simple" xlink:href="#orgefd67a9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3a335b3"/>
<text:bookmark text:name="org3a335b3"/>orgバッファを評価
<text:bookmark-end text:name="OrgXref.org3a335b3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366fdd7"/>
<text:bookmark text:name="org366fdd7"/>ユーティリティ関数
<text:bookmark-end text:name="OrgXref.org366fdd7"/></text:h>
      <text:h text:style-name="Heading_20_2" text:outline-level="2" text:is-list-header="false">
<text:bookmark-start text:name="OrgXref.org3104d13"/>
<text:bookmark text:name="org3104d13"/>サボっていると Kyoko さんに怒られる
<text:bookmark-end text:name="OrgXref.org3104d13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e475e0b"/>
<text:bookmark text:name="orge475e0b"/>org-buffer を dokuwiki 形式に変換し，kill-ring に格納
<text:bookmark-end text:name="OrgXref.orge475e0b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c8a38e4"/>
<text:bookmark text:name="orgc8a38e4"/>コンソールでカレントバッファのあるディレクトリに移動する
<text:bookmark-end text:name="OrgXref.orgc8a38e4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b18069a"/>
<text:bookmark text:name="orgb18069a"/>ファイルに含まれるテーブルを使って定時にアラートを表示する
<text:bookmark-end text:name="OrgXref.orgb18069a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<text:span text:style-name="OrgSrcFontLockCommentDelimiterFace">;;<text:s/></text:span><text:span text:style-name="OrgSrcFontLockCommentFace">(when<text:s/>(autoload-if-found</text:span></text:p>
      <text:p text:style-name="OrgSrcBlock"><text:span text:style-name="OrgSrcFontLockCommentDelimiterFace">;;<text:s/><text:s/><text:s/><text:s/><text:s/><text:s/><text:s/><text:s/></text:span><text:span text:style-name="OrgSrcFontLockCommentFace">'(todochiku-message)</text:span></text:p>
      <text:p text:style-name="OrgSrcBlock"><text:span text:style-name="OrgSrcFontLockCommentDelimiterFace">;;<text:s/><text:s/><text:s/><text:s/><text:s/><text:s/><text:s/><text:s/></text:span><text:span text:style-name="OrgSrcFontLockCommentFace">"todochiku"<text:s/>nil<text:s/>t)</text:span></text:p>
      <text:p text:style-name="OrgSrcBlock"><text:span text:style-name="OrgSrcFontLockCommentDelimiterFace">;;<text:s/><text:s/><text:s/></text:span><text:span text:style-name="OrgSrcFontLockCommentFace">(eval-when-compile</text:span></text:p>
      <text:p text:style-name="OrgSrcBlock"><text:span text:style-name="OrgSrcFontLockCommentDelimiterFace">;;<text:s/><text:s/><text:s/><text:s/><text:s/></text:span><text:span text:style-name="OrgSrcFontLockCommentFace">(require<text:s/>'todochiku<text:s/>nil<text:s/>t))</text:span></text:p>
      <text:p text:style-name="OrgSrcBlock"><text:span text:style-name="OrgSrcFontLockCommentDelimiterFace">;;<text:s/><text:s/><text:s/></text:span><text:span text:style-name="OrgSrcFontLockCommentFace">(with-eval-after-load<text:s/>"todochiku"</text:span></text:p>
      <text:p text:style-name="OrgSrcBlock"><text:span text:style-name="OrgSrcFontLockCommentDelimiterFace">;;<text:s/><text:s/><text:s/><text:s/><text:s/></text:span><text:span text:style-name="OrgSrcFontLockCommentFace">(setq<text:s/>todochiku-icons-directory<text:s/>"~/Dropbox/emacs.d/todochiku-icons")</text:span></text:p>
      <text:p text:style-name="OrgSrcBlock"><text:span text:style-name="OrgSrcFontLockCommentDelimiterFace">;;<text:s/><text:s/><text:s/><text:s/><text:s/></text:span><text:span text:style-name="OrgSrcFontLockCommentFace">(add-to-list<text:s/>'todochiku-icons<text:s/>'(emacs<text:s/>.<text:s/>"emacs.png"))</text:span></text:p>
      <text:p text:style-name="OrgSrcBlock"><text:span text:style-name="OrgSrcFontLockCommentDelimiterFace">;;<text:s/><text:s/><text:s/><text:s/><text:s/></text:span><text:span text:style-name="OrgSrcFontLockCommentFace">(require<text:s/>'cl-lib)))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9c4ca38"/>
<text:bookmark text:name="org9c4ca38"/>頻繁に利用するファイルをring形式でたどる
<text:bookmark-end text:name="OrgXref.org9c4ca38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my: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733488d"/>
<text:bookmark text:name="org733488d"/>引数のorgバッファを開く
<text:bookmark-end text:name="OrgXref.org733488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2c5961e"/>
<text:bookmark text:name="org2c5961e"/>orgバッファにいつものヘッダを追加する
<text:bookmark-end text:name="OrgXref.org2c5961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ec5a89f"/>
<text:bookmark text:name="orgec5a89f"/>議事録ひな形を書き入れる
<text:bookmark-end text:name="OrgXref.orgec5a89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77fd5e1"/>
<text:bookmark text:name="org77fd5e1"/>ランダムの文字列を取得する
<text:bookmark-end text:name="OrgXref.org77fd5e1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6b6ee24"/>
<text:bookmark text:name="org6b6ee24"/>Auto-install をセットアップする
<text:bookmark-end text:name="OrgXref.org6b6ee24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4c1c1ac"/>
<text:bookmark text:name="org4c1c1ac"/>行頭に" - "を挿入する
<text:bookmark-end text:name="OrgXref.org4c1c1a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55b70d3"/>
<text:bookmark text:name="org55b70d3"/><text:span text:style-name="OrgTodo">TODO</text:span> " - "と" - [ ] "をサイクルさせる
<text:bookmark-end text:name="OrgXref.org55b70d3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026dbaa"/>
<text:bookmark text:name="org026dbaa"/><text:span text:style-name="OrgTodo">TODO</text:span> リージョン内のブリッツを操作する
<text:bookmark-end text:name="OrgXref.org026dba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leng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<text:s/>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leng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leng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leng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length<text:s/>bullet))</text:p>
      <text:p text:style-name="OrgSrcBlock"><text:s/><text:s/><text:s/><text:s/><text:s/><text:s/><text:s/><text:s/><text:s/><text:s/><text:s/>(clen<text:s/>(leng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<text:s/>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length<text:s/>bullet))</text:p>
      <text:p text:style-name="OrgSrcBlock"><text:s/><text:s/><text:s/><text:s/><text:s/><text:s/><text:s/><text:s/><text:s/><text:s/><text:s/>(clen<text:s/>(leng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0807305"/>
<text:bookmark text:name="org0807305"/>日付などを簡単に挿入する
<text:bookmark-end text:name="OrgXref.org0807305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02c6de6"/>
<text:bookmark text:name="org02c6de6"/>キーバインド
<text:bookmark-end text:name="OrgXref.org02c6de6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5a0e2cc"/>
<text:bookmark text:name="org5a0e2cc"/>XHTMLを利用したガントチャート生成
<text:bookmark-end text:name="OrgXref.org5a0e2cc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254f0af"/>
<text:bookmark text:name="org254f0af"/>定期実行関数
<text:bookmark-end text:name="OrgXref.org254f0af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19e1f2d"/>
<text:bookmark text:name="org19e1f2d"/>ブラウザの設定
<text:bookmark-end text:name="OrgXref.org19e1f2d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<text:span text:style-name="OrgSrcFontLockKeywordFace">setq</text:span><text:s/>browse-url-generic-program<text:s/>'google-chrome))</text:p>
      <text:p text:style-name="OrgSrcBlock"><text:s/><text:s/><text:s/><text:s/><text:s/>((eq<text:s/>window-system<text:s/>'mac)</text:p>
      <text:p text:style-name="OrgSrcBlock"><text:s/><text:s/><text:s/><text:s/><text:s/><text:s/>(<text:span text:style-name="OrgSrcFontLockKeywordFace">setq</text:span><text:s/>browse-url-browser-function<text:s/>'browse-url-generic)</text:p>
      <text:p text:style-name="OrgSrcBlock"><text:s/><text:s/><text:s/><text:s/><text:s/><text:s/>(<text:span text:style-name="OrgSrcFontLockKeywordFace">setq</text:span><text:s/>browse-url-generic-program<text:s/><text:span text:style-name="OrgSrcFontLockStringFace">"/Applications/Google<text:s/>Chrome.app/Contents/MacOS/Google<text:s/>Chrome"</text:span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25fb7db"/>
<text:bookmark text:name="org25fb7db"/>ミニバッファに日時を表示
<text:bookmark-end text:name="OrgXref.org25fb7db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:date)</text:p>
      <text:h text:style-name="Heading_20_2" text:outline-level="2" text:is-list-header="false">
<text:bookmark-start text:name="OrgXref.orge3868c5"/>
<text:bookmark text:name="orge3868c5"/>バックアップファイルの削除
<text:bookmark-end text:name="OrgXref.orge3868c5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69b359b"/>
<text:bookmark text:name="org69b359b"/>日中と夜中でテーマを切り替える
<text:bookmark-end text:name="OrgXref.org69b359b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moom-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LastLine"><text:s/><text:s/><text:s/><text:s/>(moom-reset-font-size)))</text:p>
      <text:h text:style-name="Heading_20_2" text:outline-level="2" text:is-list-header="false">
<text:bookmark-start text:name="OrgXref.org8c1051d"/>
<text:bookmark text:name="org8c1051d"/>chomp
<text:bookmark-end text:name="OrgXref.org8c1051d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e9f8935"/>
<text:bookmark text:name="orge9f8935"/>iTerm2.app を呼び出す関数
<text:bookmark-end text:name="OrgXref.orge9f893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faad39e"/>
<text:bookmark text:name="orgfaad39e"/>lingr にログインする
<text:bookmark-end text:name="OrgXref.orgfaad39e"/></text:h>
      <text:p text:style-name="OrgSrcBlock">(<text:span text:style-name="OrgSrcFontLockKeywordFace">defun</text:span><text:s/><text:span text:style-name="OrgSrcFontLockFunctionNameFace">my: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35d8942"/>
<text:bookmark text:name="org35d8942"/>特定のファイルを Dropbox 以下にバックアップする
<text:bookmark-end text:name="OrgXref.org35d8942"/></text:h>
      <text:p text:style-name="OrgSrcBlock">(<text:span text:style-name="OrgSrcFontLockKeywordFace">defun</text:span><text:s/><text:span text:style-name="OrgSrcFontLockFunctionNameFace">my: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text:s/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6d5923b"/>
<text:bookmark text:name="org6d5923b"/>ゴミ箱を空にする<text:tab/><text:span text:style-name="OrgTags">[<text:span text:style-name="OrgTag">Mac</text:span>]</text:span>
<text:bookmark-end text:name="OrgXref.org6d5923b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LastLine"><text:s/><text:s/><text:s/><text:s/><text:span text:style-name="OrgSrcFontLockStringFace">"end<text:s/>tell\n"</text:span>)))</text:p>
      <text:h text:style-name="Heading_20_2" text:outline-level="2" text:is-list-header="false">
<text:bookmark-start text:name="OrgXref.orga576687"/>
<text:bookmark text:name="orga576687"/>その他
<text:bookmark-end text:name="OrgXref.orga576687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41e952a"/>
<text:bookmark text:name="org41e952a"/>未設定／テスト中
<text:bookmark-end text:name="OrgXref.org41e952a"/></text:h>
      <text:h text:style-name="Heading_20_2" text:outline-level="2" text:is-list-header="false">
<text:bookmark-start text:name="OrgXref.orga4b07f2"/>
<text:bookmark text:name="orga4b07f2"/>byte-compile の警告を抑制する
<text:bookmark-end text:name="OrgXref.orga4b07f2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fb324b3"/>
<text:bookmark text:name="orgfb324b3"/>[window-resizer.el] 分割したウィンドウサイズを変更する
<text:bookmark-end text:name="OrgXref.orgfb324b3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2c37bad"/>
<text:bookmark text:name="org2c37bad"/>[idle-requie]
<text:bookmark-end text:name="OrgXref.org2c37bad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488ffa2"/>
<text:bookmark text:name="org488ffa2"/>[pdf-preview]
<text:bookmark-end text:name="OrgXref.org488ffa2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b2eef0a"/>
<text:bookmark text:name="orgb2eef0a"/>[EasyPG]
<text:bookmark-end text:name="OrgXref.orgb2eef0a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57c6f16"/>
<text:bookmark text:name="org57c6f16"/>[eblook]
<text:bookmark-end text:name="OrgXref.org57c6f16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11d82bb"/>
<text:bookmark text:name="org11d82bb"/>[iBuffer]
<text:bookmark-end text:name="OrgXref.org11d82bb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8626e66"/>
<text:bookmark text:name="org8626e66"/>UUID をファイル名にして所定のディレクトリにコピー／移動
<text:bookmark-end text:name="OrgXref.org8626e66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07d5041"/>
<text:bookmark text:name="org07d5041"/>キーバインド
<text:bookmark-end text:name="OrgXref.org07d5041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efd67a9"/>
<text:bookmark text:name="orgefd67a9"/>provide
<text:bookmark-end text:name="OrgXref.orgefd67a9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fcb9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6b6c2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e5c07b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1afe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ff982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d19a66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678dd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7-11-30T02:50:31</dc:date>
    <meta:creation-date>2017-11-30T02:50:31</meta:creation-date>
    <meta:generator>Emacs 26.0.90 (Org mode 9.1.3)</meta:generator>
    <meta:keyword/>
    <dc:subject/>
    <dc:title>ユーティリティ関数群</dc:title>
  </office:meta>
</office:document-meta>
</file>